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ffcc" draw:textarea-horizontal-align="center" draw:textarea-vertical-align="middle" draw:shadow="visible" draw:shadow-offset-x="0.102cm" draw:shadow-offset-y="0.1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4.1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4.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family="'Trebuchet MS'" style:font-style-name="Regular" style:font-family-generic="swiss" style:font-pitch="variable" fo:font-size="14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14pt"/>
    </style:style>
    <style:style style:name="T1" style:family="text">
      <style:text-properties fo:font-family="'Trebuchet MS'" style:font-family-generic="swiss" style:font-pitch="variable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0.16cm" svg:y1="11.43cm" svg:x2="11.43cm" svg:y2="8.255cm">
          <text:p/>
        </draw:line>
        <draw:line draw:style-name="gr1" draw:text-style-name="P1" draw:layer="layout" svg:x1="8.255cm" svg:y1="11.43cm" svg:x2="6.985cm" svg:y2="8.255cm">
          <text:p/>
        </draw:line>
        <draw:line draw:style-name="gr1" draw:text-style-name="P1" draw:layer="layout" svg:x1="9.271cm" svg:y1="14.859cm" svg:x2="9.271cm" svg:y2="16.256cm">
          <text:p/>
        </draw:line>
        <draw:frame draw:style-name="gr2" draw:text-style-name="P2" draw:layer="layout" svg:width="4.193cm" svg:height="1.479cm" svg:x="7.364cm" svg:y="16.174cm">
          <draw:text-box>
            <text:p text:style-name="P2">Server setup and</text:p>
            <text:p text:style-name="P2">maintenance</text:p>
          </draw:text-box>
        </draw:frame>
        <draw:rect draw:style-name="gr3" draw:text-style-name="P2" draw:layer="layout" svg:width="4.572cm" svg:height="1.651cm" svg:x="4.064cm" svg:y="6.604cm">
          <text:p text:style-name="P2">Computational</text:p>
          <text:p text:style-name="P2">scientists</text:p>
        </draw:rect>
        <draw:rect draw:style-name="gr3" draw:text-style-name="P2" draw:layer="layout" svg:width="5.207cm" svg:height="1.651cm" svg:x="10.033cm" svg:y="6.604cm">
          <text:p text:style-name="P2">Computer owners</text:p>
          <text:p text:style-name="P2">and administrators</text:p>
        </draw:rect>
        <draw:frame draw:style-name="gr4" draw:text-style-name="P3" draw:layer="layout" svg:width="4.651cm" svg:height="2.54cm" svg:x="3.683cm" svg:y="8.763cm">
          <draw:text-box>
            <text:p text:style-name="P3"><text:span text:style-name="T1">Application</text:span></text:p>
            <text:p text:style-name="P3"><text:span text:style-name="T1">identification</text:span></text:p>
            <text:p text:style-name="P3"><text:span text:style-name="T1">and porting</text:span></text:p>
          </draw:text-box>
        </draw:frame>
        <draw:frame draw:style-name="gr5" draw:text-style-name="P2" draw:layer="layout" svg:width="7.366cm" svg:height="2.54cm" svg:x="11.303cm" svg:y="9.144cm">
          <draw:text-box>
            <text:p text:style-name="P2">Resource recruitment</text:p>
            <text:p text:style-name="P2">and client deployment</text:p>
          </draw:text-box>
        </draw:frame>
        <draw:circle draw:style-name="gr3" draw:text-style-name="P2" draw:layer="layout" svg:width="3.937cm" svg:height="3.937cm" svg:x="7.239cm" svg:y="10.795cm">
          <text:p text:style-name="P2">Campus virtual</text:p>
          <text:p text:style-name="P2">supercomping</text:p>
          <text:p text:style-name="P2">center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rebuchet MS'" style:font-style-name="Regular" style:font-family-generic="swiss" style:font-pitch="variable" fo:font-size="14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6.094cm" fo:margin-bottom="9.98cm" fo:margin-left="2.767cm" fo:margin-right="4.244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08-15T13:51:53</meta:creation-date>
    <dc:date>2006-08-15T14:33:18</dc:date>
    <dc:language>en-US</dc:language>
    <meta:editing-cycles>2</meta:editing-cycles>
    <meta:editing-duration>PT41M31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